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8a3a" officeooo:paragraph-rsid="00178a3a"/>
    </style:style>
    <style:style style:name="P2" style:family="paragraph" style:parent-style-name="Standard">
      <style:text-properties officeooo:rsid="00178a3a" officeooo:paragraph-rsid="00178a3a"/>
    </style:style>
    <style:style style:name="P3" style:family="paragraph" style:parent-style-name="Standard">
      <style:text-properties officeooo:rsid="0018eb81" officeooo:paragraph-rsid="001ad3a6"/>
    </style:style>
    <style:style style:name="P4" style:family="paragraph" style:parent-style-name="Standard">
      <style:text-properties officeooo:rsid="001ac3f0" officeooo:paragraph-rsid="001ac3f0"/>
    </style:style>
    <style:style style:name="P5" style:family="paragraph" style:parent-style-name="Standard">
      <style:text-properties officeooo:rsid="001b7e6c" officeooo:paragraph-rsid="001b7e6c"/>
    </style:style>
    <style:style style:name="T1" style:family="text">
      <style:text-properties officeooo:rsid="001ad3a6"/>
    </style:style>
    <style:style style:name="T2" style:family="text">
      <style:text-properties officeooo:rsid="001b7e6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lfway there! </text:p>
      <text:p text:style-name="P1">0 </text:p>
      <text:p text:style-name="P1"/>
      <text:p text:style-name="P1">Breakpoint 6, 0x08048ce6 in phase_4 () </text:p>
      <text:p text:style-name="P1">(gdb) disas </text:p>
      <text:p text:style-name="P1">Dump of assembler code for function phase_4: </text:p>
      <text:p text:style-name="P1"><text:s text:c="3"/>0x08048ce0 &lt;+0&gt;:<text:tab/>push <text:s text:c="2"/>%ebp </text:p>
      <text:p text:style-name="P1"><text:s text:c="3"/>0x08048ce1 &lt;+1&gt;:<text:tab/>mov <text:s text:c="3"/>%esp,%ebp </text:p>
      <text:p text:style-name="P1"><text:s text:c="3"/>0x08048ce3 &lt;+3&gt;:<text:tab/>sub <text:s text:c="3"/>$0x18,%esp </text:p>
      <text:p text:style-name="P1">=&gt; 0x08048ce6 &lt;+6&gt;:<text:tab/>mov <text:s text:c="3"/>0x8(%ebp),%edx </text:p>
      <text:p text:style-name="P1"><text:s text:c="3"/>0x08048ce9 &lt;+9&gt;:<text:tab/>add <text:s text:c="3"/>$0xfffffffc,%esp </text:p>
      <text:p text:style-name="P1"><text:s text:c="3"/>0x08048cec &lt;+12&gt;:<text:tab/>lea <text:s text:c="3"/>-0x4(%ebp),%eax </text:p>
      <text:p text:style-name="P1"><text:s text:c="3"/>0x08048cef &lt;+15&gt;:<text:tab/>push <text:s text:c="2"/>%eax </text:p>
      <text:p text:style-name="P1"><text:s text:c="3"/>0x08048cf0 &lt;+16&gt;:<text:tab/>push <text:s text:c="2"/>$0x8049808 </text:p>
      <text:p text:style-name="P1"><text:s text:c="3"/>0x08048cf5 &lt;+21&gt;:<text:tab/>push <text:s text:c="2"/>%edx </text:p>
      <text:p text:style-name="P1">&gt; to quit---6 &lt;+22&gt;:<text:tab/>call <text:s text:c="2"/>0x8048860 &lt;---Type &lt;return&gt; to continue, or q &lt;return&gt; </text:p>
      <text:p text:style-name="P1">sscanf@plt&gt; </text:p>
      <text:p text:style-name="P1"><text:s text:c="3"/>0x08048cfb &lt;+27&gt;:<text:tab/>add <text:s text:c="3"/>$0x10,%esp </text:p>
      <text:p text:style-name="P1"><text:s text:c="3"/>0x08048cfe &lt;+30&gt;:<text:tab/>cmp <text:s text:c="3"/>$0x1,%eax </text:p>
      <text:p text:style-name="P1"><text:s text:c="3"/>0x08048d01 &lt;+33&gt;:<text:tab/>jne <text:s text:c="3"/>0x8048d09 &lt;phase_4+41&gt; </text:p>
      <text:p text:style-name="P1"><text:s text:c="3"/>0x08048d03 &lt;+35&gt;:<text:tab/>cmpl <text:s text:c="2"/>$0x0,-0x4(%ebp) </text:p>
      <text:p text:style-name="P1"><text:s text:c="3"/>0x08048d07 &lt;+39&gt;:<text:tab/>jg <text:s text:c="4"/>0x8048d0e &lt;phase_4+46&gt; </text:p>
      <text:p text:style-name="P1"><text:s text:c="3"/>0x08048d09 &lt;+41&gt;:<text:tab/>call <text:s text:c="2"/>0x80494fc &lt;explode_bomb&gt; </text:p>
      <text:p text:style-name="P1"><text:s text:c="3"/>0x08048d0e &lt;+46&gt;:<text:tab/>add <text:s text:c="3"/>$0xfffffff4,%esp </text:p>
      <text:p text:style-name="P1"><text:s text:c="3"/>0x08048d11 &lt;+49&gt;:<text:tab/>mov <text:s text:c="3"/>-0x4(%ebp),%eax </text:p>
      <text:p text:style-name="P1">&gt; to quit---urn&gt; to continue, or q &lt;return&gt; </text:p>
      <text:p text:style-name="P1"><text:s text:c="3"/>0x08048d14 &lt;+52&gt;:<text:tab/>push <text:s text:c="2"/>%eax </text:p>
      <text:p text:style-name="P1"><text:s text:c="3"/>0x08048d15 &lt;+53&gt;:<text:tab/>call <text:s text:c="2"/>0x8048ca0 &lt;func4&gt; </text:p>
      <text:p text:style-name="P1"><text:s text:c="3"/>0x08048d1a &lt;+58&gt;:<text:tab/>add <text:s text:c="3"/>$0x10,%esp </text:p>
      <text:p text:style-name="P1"><text:s text:c="3"/>0x08048d1d &lt;+61&gt;:<text:tab/>cmp <text:s text:c="3"/>$0x37,%eax </text:p>
      <text:p text:style-name="P1"><text:s text:c="3"/>0x08048d20 &lt;+64&gt;:<text:tab/>je <text:s text:c="4"/>0x8048d27 &lt;phase_4+71&gt; </text:p>
      <text:p text:style-name="P1"><text:s text:c="3"/>0x08048d22 &lt;+66&gt;:<text:tab/>call <text:s text:c="2"/>0x80494fc &lt;explode_bomb&gt; </text:p>
      <text:p text:style-name="P1"><text:s text:c="3"/>0x08048d27 &lt;+71&gt;:<text:tab/>mov <text:s text:c="3"/>%ebp,%esp </text:p>
      <text:p text:style-name="P1"><text:s text:c="3"/>0x08048d29 &lt;+73&gt;:<text:tab/>pop <text:s text:c="3"/>%ebp </text:p>
      <text:p text:style-name="P1"><text:s text:c="3"/>0x08048d2a &lt;+74&gt;:<text:tab/>ret <text:s text:c="3"/></text:p>
      <text:p text:style-name="P1">End of assembler dump. </text:p>
      <text:p text:style-name="P1">(gdb) </text:p>
      <text:p text:style-name="P1">(gdb) nexti 2 </text:p>
      <text:p text:style-name="P1">0x08048cec in phase_4 () </text:p>
      <text:p text:style-name="P1">(gdb) disas </text:p>
      <text:p text:style-name="P1">Dump of assembler code for function phase_4: </text:p>
      <text:p text:style-name="P1"><text:s text:c="3"/>0x08048ce0 &lt;+0&gt;:<text:tab/>push <text:s text:c="2"/>%ebp </text:p>
      <text:p text:style-name="P1"><text:s text:c="3"/>0x08048ce1 &lt;+1&gt;:<text:tab/>mov <text:s text:c="3"/>%esp,%ebp </text:p>
      <text:p text:style-name="P1"><text:s text:c="3"/>0x08048ce3 &lt;+3&gt;:<text:tab/>sub <text:s text:c="3"/>$0x18,%esp </text:p>
      <text:p text:style-name="P1"><text:s text:c="3"/>0x08048ce6 &lt;+6&gt;:<text:tab/>mov <text:s text:c="3"/>0x8(%ebp),%edx </text:p>
      <text:p text:style-name="P1"><text:s text:c="3"/>0x08048ce9 &lt;+9&gt;:<text:tab/>add <text:s text:c="3"/>$0xfffffffc,%esp </text:p>
      <text:p text:style-name="P1">=&gt; 0x08048cec &lt;+12&gt;:<text:tab/>lea <text:s text:c="3"/>-0x4(%ebp),%eax </text:p>
      <text:p text:style-name="P1"><text:s text:c="3"/>0x08048cef &lt;+15&gt;:<text:tab/>push <text:s text:c="2"/>%eax </text:p>
      <text:p text:style-name="P1"><text:s text:c="3"/>0x08048cf0 &lt;+16&gt;:<text:tab/>push <text:s text:c="2"/>$0x8049808 </text:p>
      <text:p text:style-name="P1"><text:soft-page-break/><text:s text:c="3"/>0x08048cf5 &lt;+21&gt;:<text:tab/>push <text:s text:c="2"/>%edx </text:p>
      <text:p text:style-name="P1">&gt; to quit---6 &lt;+22&gt;:<text:tab/>call <text:s text:c="2"/>0x8048860 &lt;---Type &lt;return&gt; to continue, or q &lt;return&gt; </text:p>
      <text:p text:style-name="P1">sscanf@plt&gt; </text:p>
      <text:p text:style-name="P1"><text:s text:c="3"/>0x08048cfb &lt;+27&gt;:<text:tab/>add <text:s text:c="3"/>$0x10,%esp </text:p>
      <text:p text:style-name="P1"><text:s text:c="3"/>0x08048cfe &lt;+30&gt;:<text:tab/>cmp <text:s text:c="3"/>$0x1,%eax </text:p>
      <text:p text:style-name="P1"><text:s text:c="3"/>0x08048d01 &lt;+33&gt;:<text:tab/>jne <text:s text:c="3"/>0x8048d09 &lt;phase_4+41&gt; </text:p>
      <text:p text:style-name="P1"><text:s text:c="3"/>0x08048d03 &lt;+35&gt;:<text:tab/>cmpl <text:s text:c="2"/>$0x0,-0x4(%ebp) </text:p>
      <text:p text:style-name="P1"><text:s text:c="3"/>0x08048d07 &lt;+39&gt;:<text:tab/>jg <text:s text:c="4"/>0x8048d0e &lt;phase_4+46&gt; </text:p>
      <text:p text:style-name="P1"><text:s text:c="3"/>0x08048d09 &lt;+41&gt;:<text:tab/>call <text:s text:c="2"/>0x80494fc &lt;explode_bomb&gt; </text:p>
      <text:p text:style-name="P1"><text:s text:c="3"/>0x08048d0e &lt;+46&gt;:<text:tab/>add <text:s text:c="3"/>$0xfffffff4,%esp </text:p>
      <text:p text:style-name="P1"><text:s text:c="3"/>0x08048d11 &lt;+49&gt;:<text:tab/>mov <text:s text:c="3"/>-0x4(%ebp),%eax </text:p>
      <text:p text:style-name="P1">&gt; to quit---urn&gt; to continue, or q &lt;return&gt; </text:p>
      <text:p text:style-name="P1"><text:s text:c="3"/>0x08048d14 &lt;+52&gt;:<text:tab/>push <text:s text:c="2"/>%eax </text:p>
      <text:p text:style-name="P1"><text:s text:c="3"/>0x08048d15 &lt;+53&gt;:<text:tab/>call <text:s text:c="2"/>0x8048ca0 &lt;func4&gt; </text:p>
      <text:p text:style-name="P1"><text:s text:c="3"/>0x08048d1a &lt;+58&gt;:<text:tab/>add <text:s text:c="3"/>$0x10,%esp </text:p>
      <text:p text:style-name="P1"><text:s text:c="3"/>0x08048d1d &lt;+61&gt;:<text:tab/>cmp <text:s text:c="3"/>$0x37,%eax </text:p>
      <text:p text:style-name="P1"><text:s text:c="3"/>0x08048d20 &lt;+64&gt;:<text:tab/>je <text:s text:c="4"/>0x8048d27 &lt;phase_4+71&gt; </text:p>
      <text:p text:style-name="P1"><text:s text:c="3"/>0x08048d22 &lt;+66&gt;:<text:tab/>call <text:s text:c="2"/>0x80494fc &lt;explode_bomb&gt; </text:p>
      <text:p text:style-name="P1"><text:s text:c="3"/>0x08048d27 &lt;+71&gt;:<text:tab/>mov <text:s text:c="3"/>%ebp,%esp </text:p>
      <text:p text:style-name="P1"><text:s text:c="3"/>0x08048d29 &lt;+73&gt;:<text:tab/>pop <text:s text:c="3"/>%ebp </text:p>
      <text:p text:style-name="P1"><text:s text:c="3"/>0x08048d2a &lt;+74&gt;:<text:tab/>ret <text:s text:c="3"/></text:p>
      <text:p text:style-name="P1">End of assembler dump. </text:p>
      <text:p text:style-name="P1">(gdb) </text:p>
      <text:p text:style-name="P1">(gdb) print $0x8049808 </text:p>
      <text:p text:style-name="P1">$54 = void </text:p>
      <text:p text:style-name="P1">(gdb) print 0x8049808 </text:p>
      <text:p text:style-name="P1">$55 = 134518792 </text:p>
      <text:p text:style-name="P1">(gdb) print *0x8049808 </text:p>
      <text:p text:style-name="P1">$56 = 1728078885 </text:p>
      <text:p text:style-name="P1">(gdb) print *(cher *) *0x8049808 </text:p>
      <text:p text:style-name="P1">No symbol "cher" in current context. </text:p>
      <text:p text:style-name="P1">(gdb) print *(char *) *0x8049808 </text:p>
      <text:p text:style-name="P1">Cannot access memory at address 0x67006425 </text:p>
      <text:p text:style-name="P1">(gdb) print *(char *) 0x8049808 </text:p>
      <text:p text:style-name="P1">$57 = 37 '%' </text:p>
      <text:p text:style-name="P1">(gdb) print *(char *) 0x8049809 </text:p>
      <text:p text:style-name="P1">$58 = 100 'd' </text:p>
      <text:p text:style-name="P1">(gdb) print *(char *) 0x8049810 </text:p>
      <text:p text:style-name="P1">$59 = 115 's' </text:p>
      <text:p text:style-name="P1">(gdb) print *(char *) 0x8049811 </text:p>
      <text:p text:style-name="P1">$60 = 0 '\000' </text:p>
      <text:p text:style-name="P1">(gdb) print *(char *) 0x8049808+1 </text:p>
      <text:p text:style-name="P1">$61 = 38 </text:p>
      <text:p text:style-name="P1">(gdb) print *(char *) (0x8049808+1) </text:p>
      <text:p text:style-name="P1">$62 = 100 'd' </text:p>
      <text:p text:style-name="P1">(gdb) print *(char *) (0x8049808+2) </text:p>
      <text:p text:style-name="P1">$63 = 0 '\000' </text:p>
      <text:p text:style-name="P1">(gdb) print *(char *) (0x8049808) </text:p>
      <text:p text:style-name="P1">$64 = 37 '%' </text:p>
      <text:p text:style-name="P1"><text:soft-page-break/>(gdb) print *(char *) (0x8049808+1) </text:p>
      <text:p text:style-name="P1">$65 = 100 'd' </text:p>
      <text:p text:style-name="P1">(gdb) print *(char *) (0x8049808+2) </text:p>
      <text:p text:style-name="P1">$66 = 0 '\000' </text:p>
      <text:p text:style-name="P1">(gdb) </text:p>
      <text:p text:style-name="P1"/>
      <text:p text:style-name="P1"/>
      <text:p text:style-name="P4">int f(int <text:span text:style-name="T1">x</text:span>)</text:p>
      <text:p text:style-name="P4">{</text:p>
      <text:p text:style-name="P3"><text:tab/><text:span text:style-name="T1">if(x&lt;=1)</text:span></text:p>
      <text:p text:style-name="P3"><text:tab/><text:tab/><text:span text:style-name="T1">return 1;</text:span></text:p>
      <text:p text:style-name="P3"><text:span text:style-name="T1"><text:tab/></text:span></text:p>
      <text:p text:style-name="P3"><text:span text:style-name="T1"><text:tab/>int temp=x-1;</text:span></text:p>
      <text:p text:style-name="P3"><text:tab/><text:span text:style-name="T1">temp=f(temp);</text:span></text:p>
      <text:p text:style-name="P3"><text:tab/><text:span text:style-name="T1">int save=temp;</text:span></text:p>
      <text:p text:style-name="P3"><text:tab/><text:span text:style-name="T1">temp=x-2;</text:span></text:p>
      <text:p text:style-name="P3"><text:tab/><text:span text:style-name="T1">temp=f(temp);</text:span></text:p>
      <text:p text:style-name="P3"><text:tab/><text:span text:style-name="T2">temp+=save;</text:span></text:p>
      <text:p text:style-name="P3"><text:tab/><text:span text:style-name="T2">return temp;</text:span></text:p>
      <text:p text:style-name="P5">}</text:p>
      <text:p text:style-name="P3"/>
      <text:p text:style-name="P5">simplified version:</text:p>
      <text:p text:style-name="P3"/>
      <text:p text:style-name="P5">int f(int x)</text:p>
      <text:p text:style-name="P5">{</text:p>
      <text:p text:style-name="P5"><text:tab/>if(x&lt;=1)</text:p>
      <text:p text:style-name="P5"><text:tab/><text:tab/>return 1;<text:tab/></text:p>
      <text:p text:style-name="P5"><text:tab/>return f(x-1)+f(x-2);</text:p>
      <text:p text:style-name="P5">}</text:p>
      <text:p text:style-name="P5"/>
      <text:p text:style-name="P5">cin&gt;&gt;x;</text:p>
      <text:p text:style-name="P5">int val=f(x);</text:p>
      <text:p text:style-name="P5">if(val==0x35)</text:p>
      <text:p text:style-name="P5"><text:tab/>do not explode;</text:p>
      <text:p text:style-name="P5"/>
      <text:p text:style-name="P5">due to x&lt;=1, f(x)&lt;=1</text:p>
      <text:p text:style-name="P5">f(0)=1;</text:p>
      <text:p text:style-name="P5">f(1)=1;</text:p>
      <text:p text:style-name="P5"/>
      <text:p text:style-name="P5">then</text:p>
      <text:p text:style-name="P5">f(2)=2</text:p>
      <text:p text:style-name="P5">f(3)=3</text:p>
      <text:p text:style-name="P5">f(4)=5</text:p>
      <text:p text:style-name="P5">f(5)=8</text:p>
      <text:p text:style-name="P5">f(6)=13</text:p>
      <text:p text:style-name="P5">f(7)=21</text:p>
      <text:p text:style-name="P5">f(8)=34</text:p>
      <text:p text:style-name="P5">f(9)=55</text:p>
      <text:p text:style-name="P5"/>
      <text:p text:style-name="P5"><text:soft-page-break/></text:p>
      <text:p text:style-name="P5">because f(x) == 0x35 == 55</text:p>
      <text:p text:style-name="P5">so x=9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2T01:03:03.126772114</meta:creation-date>
    <dc:date>2017-10-22T08:52:52.691382451</dc:date>
    <meta:editing-duration>P0D</meta:editing-duration>
    <meta:editing-cycles>2</meta:editing-cycles>
    <meta:generator>LibreOffice/4.2.8.2$Linux_x86 LibreOffice_project/420m0$Build-2</meta:generator>
    <meta:document-statistic meta:table-count="0" meta:image-count="0" meta:object-count="0" meta:page-count="4" meta:paragraph-count="140" meta:word-count="504" meta:character-count="3794" meta:non-whitespace-character-count="3020"/>
  </office:meta>
</office:document-meta>
</file>